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50f14" officeooo:paragraph-rsid="00150f14" style:font-size-asian="11pt" style:font-size-complex="11pt"/>
    </style:style>
    <style:style style:name="P3" style:family="paragraph" style:parent-style-name="Standard">
      <style:text-properties officeooo:paragraph-rsid="0015dd54"/>
    </style:style>
    <style:style style:name="P4" style:family="paragraph" style:parent-style-name="Standard">
      <style:text-properties officeooo:rsid="0015dd54" officeooo:paragraph-rsid="0015dd54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5dd54" style:font-size-asian="11pt" style:font-size-complex="11pt"/>
    </style:style>
    <style:style style:name="T3" style:family="text">
      <style:text-properties style:font-name="Liberation Serif" fo:font-size="11pt" officeooo:rsid="0015dd54" style:font-name-asian="Liberation Serif" style:font-size-asian="11pt" style:font-name-complex="Liberation Serif" style:font-size-complex="11pt"/>
    </style:style>
    <style:style style:name="T4" style:family="text">
      <style:text-properties style:font-name="Liberation Serif1" fo:font-size="11pt" style:font-name-asian="Noto Serif CJK SC" style:font-size-asian="11pt" style:font-name-complex="Lohit Devanagari1" style:font-size-complex="11pt"/>
    </style:style>
    <style:style style:name="T5" style:family="text">
      <style:text-properties style:font-name="Liberation Serif1" fo:font-size="11pt" officeooo:rsid="0015dd54" style:font-name-asian="Noto Serif CJK SC" style:font-size-asian="11pt" style:font-name-complex="Lohit Devanaga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2">Reflection coeffient <text:s/>( </text:span><text:span text:style-name="T1">Γ </text:span><text:span text:style-name="T2">)</text:span></text:p>
      <text:p text:style-name="P3"><text:span text:style-name="T2"/></text:p>
      <text:p text:style-name="P3"><text:span text:style-name="T2">for short load <text:s/>|</text:span><text:span text:style-name="T1">Γ</text:span><text:span text:style-name="T2">| = 1</text:span></text:p>
      <text:p text:style-name="P3"><text:span text:style-name="T2">for open load <text:s/>|</text:span><text:span text:style-name="T1">Γ</text:span><text:span text:style-name="T2">| = 0</text:span></text:p>
      <text:p text:style-name="P3"><text:span text:style-name="T2"/></text:p>
      <text:p text:style-name="P3"><text:span text:style-name="T2"/></text:p>
      <text:p text:style-name="P4"><text:span text:style-name="T1">SWR;</text:span></text:p>
      <text:p text:style-name="P4"><text:span text:style-name="T1"/></text:p>
      <text:p text:style-name="P3"><text:span text:style-name="T2">for short load = (1 + Γ) / (1-Γ ) = 2/0 <text:s text:c="2"/>= </text:span><text:span text:style-name="T3">∞</text:span></text:p>
      <text:p text:style-name="P4"><text:span text:style-name="T4">for open load = (1 + Γ) / (1-Γ ) = 1/1 =1</text:span></text:p>
      <text:p text:style-name="P4"><text:span text:style-name="T4"/></text:p>
      <text:p text:style-name="P4"><text:span text:style-name="T4">Return loss;</text:span></text:p>
      <text:p text:style-name="P4"><text:span text:style-name="T4"/></text:p>
      <text:p text:style-name="P4"><text:span text:style-name="T4">For both cases no resistance is offered to the incident power hence, zero reflection from the load</text:span></text:p>
      <text:p text:style-name="P4"><text:span text:style-name="T4">leading to.</text:span></text:p>
      <text:p text:style-name="P4"><text:span text:style-name="T4">short load = 0dB <text:s/>return loss</text:span></text:p>
      <text:p text:style-name="P4"><text:span text:style-name="T4">open load = 0dB <text:s/>return los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5T00:36:21.912041020</dc:date>
    <meta:editing-duration>PT1H39M5S</meta:editing-duration>
    <meta:editing-cycles>10</meta:editing-cycles>
    <meta:generator>LibreOffice/7.5.2.2$Linux_X86_64 LibreOffice_project/50$Build-2</meta:generator>
    <meta:document-statistic meta:table-count="0" meta:image-count="0" meta:object-count="0" meta:page-count="1" meta:paragraph-count="12" meta:word-count="82" meta:character-count="375" meta:non-whitespace-character-count="298"/>
  </office:meta>
</office:document-meta>
</file>